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rtContextImpl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portContextImpl.setProperty( Object propertyName ,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set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setContentLanguage( String content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setETag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informCompleted( boolean succes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xportContextImpl.ExportContextImpl( Item exportRoot , OutputContext output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setModificationTime( long modification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rtContextImpl.setContentType( String mimeTyp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rtContextImpl.ExportContextImpl( Item exportRoot , OutputContext outputCtx , MimeResolver mime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rtContextImpl.setCreationTime( long cre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